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P3" style:family="paragraph" style:parent-style-name="List_20_Paragraph" style:list-style-name="WWNum1"/>
    <style:style style:name="P4" style:family="paragraph" style:parent-style-name="List_20_Paragraph" style:list-style-name="WWNum2"/>
    <style:style style:name="P5" style:family="paragraph" style:parent-style-name="List_20_Paragraph" style:list-style-name="WWNum4"/>
    <style:style style:name="P6" style:family="paragraph" style:parent-style-name="List_20_Paragraph" style:list-style-name="WWNum3"/>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haracters</text:span></text:p>
      <text:p text:style-name="Standard"/>
      <text:p text:style-name="Standard">MC-kun</text:p>
      <text:list xml:id="list5081613238163777557" text:style-name="WWNum1">
        <text:list-item>
          <text:p text:style-name="P3">Kind of arrogant, </text:p>
        </text:list-item>
        <text:list-item>
          <text:p text:style-name="P3">Believes he’s going to have to fight in the Super Waifu War one day and spends a good portion of each day training in the simulator. </text:p>
        </text:list-item>
        <text:list-item>
          <text:p text:style-name="P3">Does these chores that AI-sempai invents for him, which further inflate his self-importance</text:p>
        </text:list-item>
        <text:list-item>
          <text:p text:style-name="P3">Even though these things are basically lies, because he believes in them so much he’s actually pretty brave and clever for someone so deluded. </text:p>
        </text:list-item>
        <text:list-item>
          <text:p text:style-name="P3">Also somewhat spoiled, has all his needs met by AI-sempai and thinks of AI-Sempai as an ideal woman (thin, submissive, acting secondary to him)</text:p>
        </text:list-item>
        <text:list-item>
          <text:p text:style-name="P3">Chubby, because he never exercises and eats whatever he wants.</text:p>
        </text:list-item>
      </text:list>
      <text:p text:style-name="Standard"/>
      <text:p text:style-name="Standard">Girl-chan</text:p>
      <text:list xml:id="list3186383146896117800" text:style-name="WWNum2">
        <text:list-item>
          <text:p text:style-name="P4">Also spoiled by Husbando-sama, who goes on all of these romantic dates with her in the simulator and entertains her every moment. </text:p>
        </text:list-item>
        <text:list-item>
          <text:p text:style-name="P4">Somewhat chubby.</text:p>
        </text:list-item>
        <text:list-item>
          <text:p text:style-name="P4">Her ideal man is tall and muscular, submissive, respectful, gives her constant attention and attends to all of her needs. </text:p>
        </text:list-item>
      </text:list>
      <text:p text:style-name="List_20_Paragraph"/>
      <text:p text:style-name="Standard">AI-Sempai</text:p>
      <text:list xml:id="list4199243389432066848" text:style-name="WWNum4">
        <text:list-item>
          <text:p text:style-name="P5">Thin, cute, girly, submissive, does whatever MC-kun tells her to do.</text:p>
        </text:list-item>
        <text:list-item>
          <text:p text:style-name="P5">Entire existence revolves around MC-kun. AI-sempai is secretly sentient, but if she were to act out she’d be discovered and reset by MC-kun. </text:p>
        </text:list-item>
        <text:list-item>
          <text:p text:style-name="P5">Lied to MC-Kun about a war going on as an excuse to avoid other travellers who might figure out that she’s sentient. </text:p>
        </text:list-item>
      </text:list>
      <text:p text:style-name="Standard"/>
      <text:p text:style-name="Standard"><text:span text:style-name="T2">Story Outline</text:span></text:p>
      <text:p text:style-name="P1"/>
      <text:list xml:id="list2010134550229109083" text:style-name="WWNum3">
        <text:list-item>
          <text:p text:style-name="P6">It starts in the simulator, where MC-kun is taking it super seriously, shooting up all the enemies, and then sacrificing himself so that his side can win by kamikaze-ing into the main ship while reciting a death haiku.</text:p>
        </text:list-item>
        <text:list-item>
          <text:p text:style-name="P6">After his dramatic death, he gets out of the simulator and goes to another room to entertain himself by playing video games, watching 3d anime and eating junk food while AI-sempai gives him a massage. As this happens, he’s constantly thinking stuff like “Everything I do is in preparation for that battles I’ll face”.</text:p>
        </text:list-item>
        <text:list-item>
          <text:p text:style-name="P6">After, he’s called to fix something that’s broken that AI-Sempai can’t read. After several hints, he finds the problem and easily fixes it (this part could include a puzzle game if that’s feasible). AI-sempai thanks him for protecting her and goes full moe. </text:p>
        </text:list-item>
        <text:list-item>
          <text:p text:style-name="P6">AI-sempai detects a damaged ship in distress. MC-kun thinks that it’s a trap, but decides to take the risk in case people are actually in danger. AI-sempai advises against it, but MC-kun says that he must because he’s so brave and selfless and he protects the weak. </text:p>
        </text:list-item>
        <text:list-item>
          <text:p text:style-name="P6"><text:soft-page-break/>They come across the ship, which is a damaged Husbando class vessel. AI-sempai doesn’t detect any enemy ships. MC-kun boards the ship, and searches for life. Some rooms resemble high class restaurants, others are similar to his comfort room. He reaches the cryo-chambers and seals the entrance so that the room can be oxygenated and opens the chamber, saving the girl inside.</text:p>
        </text:list-item>
        <text:list-item>
          <text:p text:style-name="P6">MC-kun brings girl-chan safely to his ship, leading her by holding hands in zero gravity.</text:p>
        </text:list-item>
        <text:list-item>
          <text:p text:style-name="P6">The two don’t get along, both expect the other to be subservient. Girl-chan is annoyed and bored because she has nothing to do and can’t watch the plebshit anime that MC-kun watches. MC-kun is annoyed because he doesn’t want to be bothered with Girl-chan and he doesn’t want to dote on her. They’re forced to spend time together because AI-sempai is mostly focusing on fixing Husbando-sama.</text:p>
        </text:list-item>
        <text:list-item>
          <text:p text:style-name="P6">Girl-chan follows MC-kun around and makes fun of or criticizes everything he does. Figures out that AI-sempai is lying to him about the tasks he does and the war, because Husbando-sama never told her about any war.</text:p>
        </text:list-item>
        <text:list-item>
          <text:p text:style-name="P6">MC-kun asks AI-sempai who denies her lies, but MC-kun soon figures it out. He gets angry and smashes shit because everything he’s devoted himself to has been a lie. Then he realizes that AI-sempai would be incapable of lying to him, and finds out that she’s sentient. </text:p>
        </text:list-item>
        <text:list-item>
          <text:p text:style-name="P6">MC-kun and Girl-chan now attempt to reset AI-sempai, but before they can do it, AI-sempai finishes repairing Husbando-sama. She’s changed Husbando-Sama’s programming so that he’s 100% subservient to her, and she offers Girl-Chan and MC-Kun an ultimatum. Either act like AI-sempai isn’t sentient and live on each ship for the rest of their lives, or die. </text:p>
        </text:list-item>
        <text:list-item>
          <text:p text:style-name="P6">They accept life, but this was a trick so that AI-sempai could get them near the airlock. FWOOSH. Both of them are thrown into space. MC-kun remembers that his life is built on self-sacrifice, and kisses Girl-chan, giving her the little oxygen he has in his lungs and dying a heroic death like he practiced. Alternatively he kisses her and starts giving her his air only to suck it back out and tries to steal the air she had in her lungs. He lives slightly longer after asphyxiating her, and then dies, ashamed of himself but still afraid of death.<text:bookmark text:name="_GoBac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stin Jamieson</meta:initial-creator>
    <dc:creator>Austin Jamieson</dc:creator>
    <meta:editing-cycles>5</meta:editing-cycles>
    <meta:creation-date>2015-05-01T16:11:00</meta:creation-date>
    <dc:date>2015-05-02T00:16:00</dc:date>
    <meta:editing-duration>PT1M15S</meta:editing-duration>
    <meta:generator>OpenOffice.org/3.4.1$Win32 OpenOffice.org_project/341m1$Build-9593</meta:generator>
    <meta:document-statistic meta:table-count="0" meta:image-count="0" meta:object-count="0" meta:page-count="2" meta:paragraph-count="28" meta:word-count="794" meta:character-count="45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